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428000002508BDA462FB096E94C.png" manifest:media-type="image/png"/>
  <manifest:file-entry manifest:full-path="Object 1/Pictures/1000000000000111000000A085ADB6CFC2840929.png" manifest:media-type="image/png"/>
  <manifest:file-entry manifest:full-path="Object 1/Pictures/1000000100000C08000004F363989BAC5E1CB4EE.png" manifest:media-type="image/png"/>
  <manifest:file-entry manifest:full-path="Object 1/Pictures/1000000100000C08000004F4D4F9DD2AF3D02261.png" manifest:media-type="image/png"/>
  <manifest:file-entry manifest:full-path="Object 1/Pictures/1000000000000428000002501B13ED7020AE1C55.png" manifest:media-type="image/png"/>
  <manifest:file-entry manifest:full-path="Object 1/Pictures/1000000000000200000002001F673D806C17C97F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428000002508BDA462FB096E94C.png" manifest:media-type="image/png"/>
  <manifest:file-entry manifest:full-path="Object 2/Pictures/1000000000000111000000A085ADB6CFC2840929.png" manifest:media-type="image/png"/>
  <manifest:file-entry manifest:full-path="Object 2/Pictures/1000000100000C08000004F363989BAC5E1CB4EE.png" manifest:media-type="image/png"/>
  <manifest:file-entry manifest:full-path="Object 2/Pictures/1000000100000C08000004F4D4F9DD2AF3D02261.png" manifest:media-type="image/png"/>
  <manifest:file-entry manifest:full-path="Object 2/Pictures/1000000000000428000002501B13ED7020AE1C55.png" manifest:media-type="image/png"/>
  <manifest:file-entry manifest:full-path="Object 2/Pictures/1000000000000200000002001F673D806C17C97F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-asian="Segoe UI" style:font-name-complex="Tahoma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x11data" table:style-name="ta1">
        <table:shapes>
          <draw:frame draw:z-index="0" draw:style-name="gr1" draw:text-style-name="P1" svg:width="8.8185in" svg:height="4.7059in" svg:x="4.7827in" svg:y="0.4705in">
            <draw:object draw:notify-on-update-of-ranges="dx11data.A2:dx11data.A5 dx11data.B1:dx11data.B1 dx11data.B2:dx11data.B5 dx11data.C1:dx11data.C1 dx11data.C2:dx11data.C5 dx11data.D1:dx11data.D1 dx11data.D2:dx11data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IS</text:p>
          </table:table-cell>
          <table:table-cell office:value-type="string" calcext:value-type="string">
            <text:p>Arbrook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BGFX</text:p>
          </table:table-cell>
        </table:table-row>
        <table:table-row table:style-name="ro1">
          <table:table-cell office:value-type="string" calcext:value-type="string">
            <text:p>DrawArrays</text:p>
          </table:table-cell>
          <table:table-cell office:value-type="float" office:value="273.3426657" calcext:value-type="float">
            <text:p>273.3426657</text:p>
          </table:table-cell>
          <table:table-cell office:value-type="float" office:value="134.5065493" calcext:value-type="float">
            <text:p>134.5065493</text:p>
          </table:table-cell>
          <table:table-cell office:value-type="float" office:value="184.3615638" calcext:value-type="float">
            <text:p>184.3615638</text:p>
          </table:table-cell>
        </table:table-row>
        <table:table-row table:style-name="ro1">
          <table:table-cell office:value-type="string" calcext:value-type="string">
            <text:p>DrawArraysInstanced</text:p>
          </table:table-cell>
          <table:table-cell table:style-name="ce2" office:value-type="float" office:value="159.0740926" calcext:value-type="float">
            <text:p>159.0740926</text:p>
          </table:table-cell>
          <table:table-cell table:style-name="ce2" office:value-type="float" office:value="46.60533947" calcext:value-type="float">
            <text:p>46.60533947</text:p>
          </table:table-cell>
          <table:table-cell table:style-name="ce2" office:value-type="float" office:value="605.4694531" calcext:value-type="float">
            <text:p>605.4694531</text:p>
          </table:table-cell>
        </table:table-row>
        <table:table-row table:style-name="ro1">
          <table:table-cell office:value-type="string" calcext:value-type="string">
            <text:p>DrawIndexed</text:p>
          </table:table-cell>
          <table:table-cell office:value-type="float" office:value="320.3879612" calcext:value-type="float">
            <text:p>320.3879612</text:p>
          </table:table-cell>
          <table:table-cell office:value-type="float" office:value="139.2260774" calcext:value-type="float">
            <text:p>139.2260774</text:p>
          </table:table-cell>
          <table:table-cell office:value-type="float" office:value="129.6970303" calcext:value-type="float">
            <text:p>129.6970303</text:p>
          </table:table-cell>
        </table:table-row>
        <table:table-row table:style-name="ro1">
          <table:table-cell office:value-type="string" calcext:value-type="string">
            <text:p>DrawIndexedInstanced</text:p>
          </table:table-cell>
          <table:table-cell table:style-name="ce2" office:value-type="float" office:value="130.4369563" calcext:value-type="float">
            <text:p>130.4369563</text:p>
          </table:table-cell>
          <table:table-cell table:style-name="ce2" office:value-type="float" office:value="152.1547845" calcext:value-type="float">
            <text:p>152.1547845</text:p>
          </table:table-cell>
          <table:table-cell table:style-name="ce2" office:value-type="float" office:value="204.759524" calcext:value-type="float">
            <text:p>204.759524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/>
            <text:p/>
            <text:p/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130.4369563" calcext:value-type="float">
            <text:p>130.4369563</text:p>
          </table:table-cell>
          <table:table-cell table:number-columns-repeated="2"/>
        </table:table-row>
        <table:table-row table:style-name="ro1" table:number-rows-repeated="2"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8.8185in" svg:height="4.7059in" svg:x="4.6618in" svg:y="0.5028in">
            <draw:object draw:notify-on-update-of-ranges="Sheet2.A2:Sheet2.A5 Sheet2.B1:Sheet2.B1 Sheet2.B2:Sheet2.B5 Sheet2.C1:Sheet2.C1 Sheet2.C2:Sheet2.C5 Sheet2.D1:Sheet2.D1 Sheet2.D2:Sheet2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PIS</text:p>
          </table:table-cell>
          <table:table-cell office:value-type="string" calcext:value-type="string">
            <text:p>Arbrook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BGFX</text:p>
          </table:table-cell>
        </table:table-row>
        <table:table-row table:style-name="ro1">
          <table:table-cell office:value-type="string" calcext:value-type="string">
            <text:p>DrawArrays</text:p>
          </table:table-cell>
          <table:table-cell office:value-type="float" office:value="20.75792421" calcext:value-type="float">
            <text:p>20.75792421</text:p>
          </table:table-cell>
          <table:table-cell office:value-type="float" office:value="17.53824618" calcext:value-type="float">
            <text:p>17.53824618</text:p>
          </table:table-cell>
          <table:table-cell office:value-type="float" office:value="50.2749725" calcext:value-type="float">
            <text:p>50.2749725</text:p>
          </table:table-cell>
        </table:table-row>
        <table:table-row table:style-name="ro1">
          <table:table-cell office:value-type="string" calcext:value-type="string">
            <text:p>DrawArraysInstanced</text:p>
          </table:table-cell>
          <table:table-cell office:value-type="float" office:value="2.1807282" calcext:value-type="float">
            <text:p>2.1807282</text:p>
          </table:table-cell>
          <table:table-cell office:value-type="float" office:value="2.169782" calcext:value-type="float">
            <text:p>2.169782</text:p>
          </table:table-cell>
          <table:table-cell office:value-type="float" office:value="4.9866123" calcext:value-type="float">
            <text:p>4.9866123</text:p>
          </table:table-cell>
        </table:table-row>
        <table:table-row table:style-name="ro1">
          <table:table-cell office:value-type="string" calcext:value-type="string">
            <text:p>DrawIndexed</text:p>
          </table:table-cell>
          <table:table-cell office:value-type="float" office:value="0.5695456" calcext:value-type="float">
            <text:p>0.5695456</text:p>
          </table:table-cell>
          <table:table-cell office:value-type="float" office:value="0.37550914" calcext:value-type="float">
            <text:p>0.37550914</text:p>
          </table:table-cell>
          <table:table-cell office:value-type="float" office:value="0.8414813" calcext:value-type="float">
            <text:p>0.8414813</text:p>
          </table:table-cell>
        </table:table-row>
        <table:table-row table:style-name="ro1">
          <table:table-cell office:value-type="string" calcext:value-type="string">
            <text:p>DrawIndexedInstanced</text:p>
          </table:table-cell>
          <table:table-cell office:value-type="float" office:value="2.1698391" calcext:value-type="float">
            <text:p>2.1698391</text:p>
          </table:table-cell>
          <table:table-cell office:value-type="float" office:value="2.1405413" calcext:value-type="float">
            <text:p>2.1405413</text:p>
          </table:table-cell>
          <table:table-cell office:value-type="float" office:value="3.3989782" calcext:value-type="float">
            <text:p>3.398978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float" office:value="20.75792421" calcext:value-type="float">
            <text:p>20.7579242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7.53824618" calcext:value-type="float">
            <text:p>17.5382461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50.2749725" calcext:value-type="float">
            <text:p>50.27497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time-style style:name="N121">
      <number:seconds number:style="long" number:decimal-places="3"/>
    </number:time-style>
    <number:number-style style:name="N10000" number:language="en" number:country="US">
      <number:number number:min-integer-digits="1"/>
    </number:number-style>
    <number:currency-style style:name="N10022P0" style:volatile="true" number:language="en" number:country="US" number:automatic-order="true">
      <number:currency-symbol/>
      <number:number number:decimal-places="0" number:min-decimal-places="0" number:min-integer-digits="1" number:grouping="true"/>
    </number:currency-style>
    <number:currency-style style:name="N10022" number:language="en" number:country="US" number:automatic-order="true">
      <style:text-properties fo:color="#ff0000"/>
      <number:text>-</number:text>
      <number:currency-symbol/>
      <number:number number:decimal-places="0" number:min-decimal-places="0" number:min-integer-digits="1" number:grouping="true"/>
      <style:map style:condition="value()&gt;=0" style:apply-style-name="N100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2">
      <number:number number:decimal-places="3" number:min-decimal-places="3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5" number:min-decimal-places="5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022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6-20">00/00/0000</text:date></text:span><text:span text:style-name="MT1">, </text:span><text:span text:style-name="MT1"><text:time style:data-style-name="N2" text:time-value="10:11:33.80800000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0T10:17:48.041000000</dc:date>
    <meta:editing-duration>PT2H22M43S</meta:editing-duration>
    <meta:editing-cycles>8</meta:editing-cycles>
    <meta:generator>LibreOffice/7.3.0.3$Windows_X86_64 LibreOffice_project/0f246aa12d0eee4a0f7adcefbf7c878fc2238db3</meta:generator>
    <meta:document-statistic meta:table-count="2" meta:cell-count="4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dash" draw:stroke-dash="Dash" draw:fill="bitmap" draw:fill-color="#000000" draw:fill-image-name="ChartBitmap_20_12" draw:fill-image-width="100%" draw:fill-image-height="100%" style:repeat="no-repeat"/>
    </style:style>
    <style:style style:name="ch2" style:family="chart">
      <style:chart-properties style:rotation-angle="0"/>
      <style:text-properties fo:color="#ffffff" fo:font-family="'Comic Mono'" style:font-style-name="Bold" style:font-pitch="fixed"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family="'Comic Mono'" style:font-style-name="Bold" style:font-pitch="fixed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color="#ffffff" fo:font-family="'Comic Mono'" style:font-style-name="Bold" style:font-pitch="fixed" fo:font-size="13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family="'Comic Mono'" style:font-style-name="Bold" style:font-pitch="fixed"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0.25" chart:gap-width="110" chart:overlap="-20" chart:reverse-direction="false" text:line-break="false" loext:try-staggering-first="false" chart:link-data-style-to-source="true" chart:axis-position="1"/>
      <style:graphic-properties svg:stroke-color="#b3b3b3"/>
      <style:text-properties fo:color="#ffffff" fo:font-family="'Comic Mono'" style:font-style-name="Bold" style:font-pitch="fixed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family="'Comic Mono'" style:font-style-name="Bold" style:font-pitch="fixed"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9c67ef"/>
      <style:text-properties fo:color="#ffffff" fo:font-family="'Comic Mono'" style:font-style-name="Bold" style:font-pitch="fixed" fo:font-size="10pt" style:font-size-asian="10pt" style:font-size-complex="10pt"/>
    </style:style>
    <style:style style:name="ch11" style:family="chart" style:data-style-name="N12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d93d66"/>
      <style:text-properties fo:color="#ffffff" fo:font-family="'Comic Mono'" style:font-style-name="Bold" style:font-pitch="fixed" fo:font-size="10pt" style:font-size-asian="10pt" style:font-size-complex="10pt"/>
    </style:style>
    <style:style style:name="ch12" style:family="chart" style:data-style-name="N12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5c16e"/>
      <style:text-properties fo:color="#ffffff" fo:font-family="'Comic Mono'" style:font-style-name="Bold" style:font-pitch="fixed" fo:font-size="10pt" style:font-size-asian="10pt" style:font-size-complex="10pt"/>
    </style:style>
    <style:style style:name="ch13" style:family="chart">
      <style:graphic-properties draw:stroke="solid" svg:stroke-width="0.025cm" draw:fill="none" draw:fill-color="#072866" draw:fill-image-width="100%" draw:fill-image-height="10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cm" svg:height="11.954cm" xlink:href=".." xlink:type="simple" chart:class="chart:bar" chart:style-name="ch1">
        <chart:title svg:x="2.729cm" svg:y="0.312cm" chart:style-name="ch2">
          <text:p>DrawCall Performance Comparison</text:p>
        </chart:title>
        <chart:legend chart:legend-position="end" svg:x="20.118cm" svg:y="5.1cm" style:legend-expansion="high" chart:style-name="ch3"/>
        <chart:plot-area chart:style-name="ch4" table:cell-range-address="dx11data.A2:dx11data.D5 dx11data.B1:dx11data.D1" chart:data-source-has-labels="both" svg:x="1.751cm" svg:y="1.832cm" svg:width="17.919cm" svg:height="8.61cm">
          <chart:coordinate-region svg:x="2.187cm" svg:y="2.018cm" svg:width="16.915cm" svg:height="7.671cm"/>
          <chart:axis chart:dimension="x" chart:name="primary-x" chart:style-name="ch5" chartooo:axis-type="auto">
            <chartooo:date-scale/>
            <chart:title svg:x="9.298cm" svg:y="10.681cm" chart:style-name="ch6">
              <text:p>Draw Calls</text:p>
            </chart:title>
            <chart:categories table:cell-range-address="dx11data.A2:dx11data.A5"/>
          </chart:axis>
          <chart:axis chart:dimension="y" chart:name="primary-y" chart:style-name="ch7">
            <chart:title svg:x="0.451cm" svg:y="8.74cm" chart:style-name="ch8">
              <text:p>Time in nanoseconds</text:p>
            </chart:title>
            <chart:grid chart:style-name="ch9" chart:class="major"/>
          </chart:axis>
          <chart:series chart:style-name="ch10" chart:values-cell-range-address="dx11data.B2:dx11data.B5" chart:label-cell-address="dx11data.B1:dx11data.B1" chart:class="chart:bar">
            <chart:data-point chart:repeated="4"/>
          </chart:series>
          <chart:series chart:style-name="ch11" chart:values-cell-range-address="dx11data.C2:dx11data.C5" chart:label-cell-address="dx11data.C1:dx11data.C1" chart:class="chart:bar">
            <chart:data-point chart:repeated="4"/>
          </chart:series>
          <chart:series chart:style-name="ch12" chart:values-cell-range-address="dx11data.D2:dx11data.D5" chart:label-cell-address="dx11data.D1:dx11data.D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brook</text:p>
                <draw:g>
                  <svg:desc>dx11data.B1:dx11data.B1</svg:desc>
                </draw:g>
              </table:table-cell>
              <table:table-cell office:value-type="string">
                <text:p>Native</text:p>
                <draw:g>
                  <svg:desc>dx11data.C1:dx11data.C1</svg:desc>
                </draw:g>
              </table:table-cell>
              <table:table-cell office:value-type="string">
                <text:p>BGFX</text:p>
                <draw:g>
                  <svg:desc>dx11data.D1:dx11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wArrays</text:p>
                <draw:g>
                  <svg:desc>dx11data.A2:dx11data.A5</svg:desc>
                </draw:g>
              </table:table-cell>
              <table:table-cell office:value-type="float" office:value="273.3426657">
                <text:p>273.3426657</text:p>
                <draw:g>
                  <svg:desc>dx11data.B2:dx11data.B5</svg:desc>
                </draw:g>
              </table:table-cell>
              <table:table-cell office:value-type="float" office:value="134.5065493">
                <text:p>134.5065493</text:p>
                <draw:g>
                  <svg:desc>dx11data.C2:dx11data.C5</svg:desc>
                </draw:g>
              </table:table-cell>
              <table:table-cell office:value-type="float" office:value="184.3615638">
                <text:p>184.3615638</text:p>
                <draw:g>
                  <svg:desc>dx11data.D2:dx11data.D5</svg:desc>
                </draw:g>
              </table:table-cell>
            </table:table-row>
            <table:table-row>
              <table:table-cell office:value-type="string">
                <text:p>DrawArraysInstanced</text:p>
              </table:table-cell>
              <table:table-cell office:value-type="float" office:value="159.0740926">
                <text:p>159.0740926</text:p>
              </table:table-cell>
              <table:table-cell office:value-type="float" office:value="46.60533947">
                <text:p>46.60533947</text:p>
              </table:table-cell>
              <table:table-cell office:value-type="float" office:value="605.4694531">
                <text:p>605.4694531</text:p>
              </table:table-cell>
            </table:table-row>
            <table:table-row>
              <table:table-cell office:value-type="string">
                <text:p>DrawIndexed</text:p>
              </table:table-cell>
              <table:table-cell office:value-type="float" office:value="320.3879612">
                <text:p>320.3879612</text:p>
              </table:table-cell>
              <table:table-cell office:value-type="float" office:value="139.2260774">
                <text:p>139.2260774</text:p>
              </table:table-cell>
              <table:table-cell office:value-type="float" office:value="129.6970303">
                <text:p>129.6970303</text:p>
              </table:table-cell>
            </table:table-row>
            <table:table-row>
              <table:table-cell office:value-type="string">
                <text:p>DrawIndexedInstanced</text:p>
              </table:table-cell>
              <table:table-cell office:value-type="float" office:value="130.4369563">
                <text:p>130.4369563</text:p>
              </table:table-cell>
              <table:table-cell office:value-type="float" office:value="152.1547845">
                <text:p>152.1547845</text:p>
              </table:table-cell>
              <table:table-cell office:value-type="float" office:value="204.759524">
                <text:p>204.759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100000C08000004F363989BAC5E1CB4EE.png" xlink:type="simple" xlink:show="embed" xlink:actuate="onLoad"/>
    <draw:fill-image draw:name="ChartBitmap_20_10" draw:display-name="ChartBitmap 10" xlink:href="Pictures/1000000100000C08000004F4D4F9DD2AF3D02261.png" xlink:type="simple" xlink:show="embed" xlink:actuate="onLoad"/>
    <draw:fill-image draw:name="ChartBitmap_20_11" draw:display-name="ChartBitmap 11" xlink:href="Pictures/1000000100000C08000004F363989BAC5E1CB4EE.png" xlink:type="simple" xlink:show="embed" xlink:actuate="onLoad"/>
    <draw:fill-image draw:name="ChartBitmap_20_12" draw:display-name="ChartBitmap 12" xlink:href="Pictures/1000000000000428000002501B13ED7020AE1C55.png" xlink:type="simple" xlink:show="embed" xlink:actuate="onLoad"/>
    <draw:fill-image draw:name="ChartBitmap_20_2" draw:display-name="ChartBitmap 2" xlink:href="Pictures/1000000100000C08000004F4D4F9DD2AF3D02261.png" xlink:type="simple" xlink:show="embed" xlink:actuate="onLoad"/>
    <draw:fill-image draw:name="ChartBitmap_20_3" draw:display-name="ChartBitmap 3" xlink:href="Pictures/1000000100000C08000004F4D4F9DD2AF3D02261.png" xlink:type="simple" xlink:show="embed" xlink:actuate="onLoad"/>
    <draw:fill-image draw:name="ChartBitmap_20_4" draw:display-name="ChartBitmap 4" xlink:href="Pictures/1000000000000111000000A085ADB6CFC2840929.png" xlink:type="simple" xlink:show="embed" xlink:actuate="onLoad"/>
    <draw:fill-image draw:name="ChartBitmap_20_5" draw:display-name="ChartBitmap 5" xlink:href="Pictures/1000000000000200000002001F673D806C17C97F.png" xlink:type="simple" xlink:show="embed" xlink:actuate="onLoad"/>
    <draw:fill-image draw:name="ChartBitmap_20_6" draw:display-name="ChartBitmap 6" xlink:href="Pictures/1000000000000111000000A085ADB6CFC2840929.png" xlink:type="simple" xlink:show="embed" xlink:actuate="onLoad"/>
    <draw:fill-image draw:name="ChartBitmap_20_7" draw:display-name="ChartBitmap 7" xlink:href="Pictures/1000000000000111000000A085ADB6CFC2840929.png" xlink:type="simple" xlink:show="embed" xlink:actuate="onLoad"/>
    <draw:fill-image draw:name="ChartBitmap_20_8" draw:display-name="ChartBitmap 8" xlink:href="Pictures/1000000000000428000002508BDA462FB096E94C.png" xlink:type="simple" xlink:show="embed" xlink:actuate="onLoad"/>
    <draw:fill-image draw:name="ChartBitmap_20_9" draw:display-name="ChartBitmap 9" xlink:href="Pictures/1000000000000428000002508BDA462FB096E94C.png" xlink:type="simple" xlink:show="embed" xlink:actuate="onLoad"/>
    <draw:stroke-dash draw:name="Dash" draw:style="rect" draw:dots1="1" draw:dots1-length="3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dash" draw:stroke-dash="Dash" draw:fill="bitmap" draw:fill-color="#000000" draw:fill-image-name="ChartBitmap_20_12" draw:fill-image-width="100%" draw:fill-image-height="100%" style:repeat="no-repeat"/>
    </style:style>
    <style:style style:name="ch2" style:family="chart">
      <style:chart-properties style:rotation-angle="0"/>
      <style:text-properties fo:color="#ffffff" fo:font-family="'Comic Mono'" style:font-style-name="Bold" style:font-pitch="fixed"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family="'Comic Mono'" style:font-style-name="Bold" style:font-pitch="fixed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color="#ffffff" fo:font-family="'Comic Mono'" style:font-style-name="Bold" style:font-pitch="fixed" fo:font-size="13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family="'Comic Mono'" style:font-style-name="Bold" style:font-pitch="fixed"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0.25" chart:gap-width="110" chart:overlap="-20" chart:reverse-direction="false" text:line-break="false" loext:try-staggering-first="false" chart:link-data-style-to-source="true" chart:axis-position="1"/>
      <style:graphic-properties svg:stroke-color="#b3b3b3"/>
      <style:text-properties fo:color="#ffffff" fo:font-family="'Comic Mono'" style:font-style-name="Bold" style:font-pitch="fixed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family="'Comic Mono'" style:font-style-name="Bold" style:font-pitch="fixed"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9c67ef"/>
      <style:text-properties fo:color="#ffffff" fo:font-family="'Comic Mono'" style:font-style-name="Bold" style:font-pitch="fixed" fo:font-size="10pt" style:font-size-asian="10pt" style:font-size-complex="10pt"/>
    </style:style>
    <style:style style:name="ch11" style:family="chart" style:data-style-name="N12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d93d66"/>
      <style:text-properties fo:color="#ffffff" fo:font-family="'Comic Mono'" style:font-style-name="Bold" style:font-pitch="fixed" fo:font-size="10pt" style:font-size-asian="10pt" style:font-size-complex="10pt"/>
    </style:style>
    <style:style style:name="ch12" style:family="chart" style:data-style-name="N122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5c16e"/>
      <style:text-properties fo:color="#ffffff" fo:font-family="'Comic Mono'" style:font-style-name="Bold" style:font-pitch="fixed" fo:font-size="10pt" style:font-size-asian="10pt" style:font-size-complex="10pt"/>
    </style:style>
    <style:style style:name="ch13" style:family="chart">
      <style:graphic-properties draw:stroke="solid" svg:stroke-width="0.025cm" draw:fill="none" draw:fill-color="#072866" draw:fill-image-width="100%" draw:fill-image-height="10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cm" svg:height="11.954cm" xlink:href=".." xlink:type="simple" chart:class="chart:bar" chart:style-name="ch1">
        <chart:title svg:x="2.729cm" svg:y="0.312cm" chart:style-name="ch2">
          <text:p>DrawCall Performance Comparison</text:p>
        </chart:title>
        <chart:legend chart:legend-position="end" svg:x="20.118cm" svg:y="5.1cm" style:legend-expansion="high" chart:style-name="ch3"/>
        <chart:plot-area chart:style-name="ch4" table:cell-range-address="Sheet2.A2:Sheet2.D5 Sheet2.B1:Sheet2.D1" chart:data-source-has-labels="both" svg:x="1.751cm" svg:y="1.832cm" svg:width="17.919cm" svg:height="8.61cm">
          <chart:coordinate-region svg:x="2.743cm" svg:y="1.837cm" svg:width="16.475cm" svg:height="7.852cm"/>
          <chart:axis chart:dimension="x" chart:name="primary-x" chart:style-name="ch5" chartooo:axis-type="auto">
            <chartooo:date-scale/>
            <chart:title svg:x="9.298cm" svg:y="10.681cm" chart:style-name="ch6">
              <text:p>Draw Calls</text:p>
            </chart:title>
            <chart:categories table:cell-range-address="Sheet2.A2:Sheet2.A5"/>
          </chart:axis>
          <chart:axis chart:dimension="y" chart:name="primary-y" chart:style-name="ch7">
            <chart:title svg:x="0.451cm" svg:y="8.872cm" chart:style-name="ch8">
              <text:p>Time in milliseconds</text:p>
            </chart:title>
            <chart:grid chart:style-name="ch9" chart:class="major"/>
          </chart:axis>
          <chart:series chart:style-name="ch10" chart:values-cell-range-address="Sheet2.B2:Sheet2.B5" chart:label-cell-address="Sheet2.B1:Sheet2.B1" chart:class="chart:bar">
            <chart:data-point chart:repeated="4"/>
          </chart:series>
          <chart:series chart:style-name="ch11" chart:values-cell-range-address="Sheet2.C2:Sheet2.C5" chart:label-cell-address="Sheet2.C1:Sheet2.C1" chart:class="chart:bar">
            <chart:data-point chart:repeated="4"/>
          </chart:series>
          <chart:series chart:style-name="ch12" chart:values-cell-range-address="Sheet2.D2:Sheet2.D5" chart:label-cell-address="Sheet2.D1:Sheet2.D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brook</text:p>
                <draw:g>
                  <svg:desc>Sheet2.B1:Sheet2.B1</svg:desc>
                </draw:g>
              </table:table-cell>
              <table:table-cell office:value-type="string">
                <text:p>Native</text:p>
                <draw:g>
                  <svg:desc>Sheet2.C1:Sheet2.C1</svg:desc>
                </draw:g>
              </table:table-cell>
              <table:table-cell office:value-type="string">
                <text:p>BGFX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wArrays</text:p>
                <draw:g>
                  <svg:desc>Sheet2.A2:Sheet2.A5</svg:desc>
                </draw:g>
              </table:table-cell>
              <table:table-cell office:value-type="float" office:value="20.75792421">
                <text:p>20.75792421</text:p>
                <draw:g>
                  <svg:desc>Sheet2.B2:Sheet2.B5</svg:desc>
                </draw:g>
              </table:table-cell>
              <table:table-cell office:value-type="float" office:value="17.53824618">
                <text:p>17.53824618</text:p>
                <draw:g>
                  <svg:desc>Sheet2.C2:Sheet2.C5</svg:desc>
                </draw:g>
              </table:table-cell>
              <table:table-cell office:value-type="float" office:value="50.2749725">
                <text:p>50.2749725</text:p>
                <draw:g>
                  <svg:desc>Sheet2.D2:Sheet2.D5</svg:desc>
                </draw:g>
              </table:table-cell>
            </table:table-row>
            <table:table-row>
              <table:table-cell office:value-type="string">
                <text:p>DrawArraysInstanced</text:p>
              </table:table-cell>
              <table:table-cell office:value-type="float" office:value="2.1807282">
                <text:p>2.1807282</text:p>
              </table:table-cell>
              <table:table-cell office:value-type="float" office:value="2.169782">
                <text:p>2.169782</text:p>
              </table:table-cell>
              <table:table-cell office:value-type="float" office:value="4.9866123">
                <text:p>4.9866123</text:p>
              </table:table-cell>
            </table:table-row>
            <table:table-row>
              <table:table-cell office:value-type="string">
                <text:p>DrawIndexed</text:p>
              </table:table-cell>
              <table:table-cell office:value-type="float" office:value="0.5695456">
                <text:p>0.5695456</text:p>
              </table:table-cell>
              <table:table-cell office:value-type="float" office:value="0.37550914">
                <text:p>0.37550914</text:p>
              </table:table-cell>
              <table:table-cell office:value-type="float" office:value="0.8414813">
                <text:p>0.8414813</text:p>
              </table:table-cell>
            </table:table-row>
            <table:table-row>
              <table:table-cell office:value-type="string">
                <text:p>DrawIndexedInstanced</text:p>
              </table:table-cell>
              <table:table-cell office:value-type="float" office:value="2.1698391">
                <text:p>2.1698391</text:p>
              </table:table-cell>
              <table:table-cell office:value-type="float" office:value="2.1405413">
                <text:p>2.1405413</text:p>
              </table:table-cell>
              <table:table-cell office:value-type="float" office:value="3.3989782">
                <text:p>3.3989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100000C08000004F363989BAC5E1CB4EE.png" xlink:type="simple" xlink:show="embed" xlink:actuate="onLoad"/>
    <draw:fill-image draw:name="ChartBitmap_20_10" draw:display-name="ChartBitmap 10" xlink:href="Pictures/1000000100000C08000004F4D4F9DD2AF3D02261.png" xlink:type="simple" xlink:show="embed" xlink:actuate="onLoad"/>
    <draw:fill-image draw:name="ChartBitmap_20_11" draw:display-name="ChartBitmap 11" xlink:href="Pictures/1000000100000C08000004F363989BAC5E1CB4EE.png" xlink:type="simple" xlink:show="embed" xlink:actuate="onLoad"/>
    <draw:fill-image draw:name="ChartBitmap_20_12" draw:display-name="ChartBitmap 12" xlink:href="Pictures/1000000000000428000002501B13ED7020AE1C55.png" xlink:type="simple" xlink:show="embed" xlink:actuate="onLoad"/>
    <draw:fill-image draw:name="ChartBitmap_20_2" draw:display-name="ChartBitmap 2" xlink:href="Pictures/1000000100000C08000004F4D4F9DD2AF3D02261.png" xlink:type="simple" xlink:show="embed" xlink:actuate="onLoad"/>
    <draw:fill-image draw:name="ChartBitmap_20_3" draw:display-name="ChartBitmap 3" xlink:href="Pictures/1000000100000C08000004F4D4F9DD2AF3D02261.png" xlink:type="simple" xlink:show="embed" xlink:actuate="onLoad"/>
    <draw:fill-image draw:name="ChartBitmap_20_4" draw:display-name="ChartBitmap 4" xlink:href="Pictures/1000000000000111000000A085ADB6CFC2840929.png" xlink:type="simple" xlink:show="embed" xlink:actuate="onLoad"/>
    <draw:fill-image draw:name="ChartBitmap_20_5" draw:display-name="ChartBitmap 5" xlink:href="Pictures/1000000000000200000002001F673D806C17C97F.png" xlink:type="simple" xlink:show="embed" xlink:actuate="onLoad"/>
    <draw:fill-image draw:name="ChartBitmap_20_6" draw:display-name="ChartBitmap 6" xlink:href="Pictures/1000000000000111000000A085ADB6CFC2840929.png" xlink:type="simple" xlink:show="embed" xlink:actuate="onLoad"/>
    <draw:fill-image draw:name="ChartBitmap_20_7" draw:display-name="ChartBitmap 7" xlink:href="Pictures/1000000000000111000000A085ADB6CFC2840929.png" xlink:type="simple" xlink:show="embed" xlink:actuate="onLoad"/>
    <draw:fill-image draw:name="ChartBitmap_20_8" draw:display-name="ChartBitmap 8" xlink:href="Pictures/1000000000000428000002508BDA462FB096E94C.png" xlink:type="simple" xlink:show="embed" xlink:actuate="onLoad"/>
    <draw:fill-image draw:name="ChartBitmap_20_9" draw:display-name="ChartBitmap 9" xlink:href="Pictures/1000000000000428000002508BDA462FB096E94C.png" xlink:type="simple" xlink:show="embed" xlink:actuate="onLoad"/>
    <draw:stroke-dash draw:name="Dash" draw:style="rect" draw:dots1="1" draw:dots1-length="300%" draw:distance="100%"/>
  </office:styles>
</office:document-styles>
</file>